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1.5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istiky pro 15 a více výroků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Jméno</text:p>
          </table:table-cell>
          <table:table-cell table:style-name="ce1" office:value-type="string" calcext:value-type="string">
            <text:p>Pravda</text:p>
          </table:table-cell>
          <table:table-cell table:style-name="ce1" office:value-type="string" calcext:value-type="string">
            <text:p>Nepravda</text:p>
          </table:table-cell>
          <table:table-cell table:style-name="ce1" office:value-type="string" calcext:value-type="string">
            <text:p>Zavádějící</text:p>
          </table:table-cell>
          <table:table-cell table:style-name="ce1" office:value-type="string" calcext:value-type="string">
            <text:p>Neověřitelné</text:p>
          </table:table-cell>
          <table:table-cell table:style-name="ce1" office:value-type="string" calcext:value-type="string">
            <text:p>Míra lživosti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lexandra Udženij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j Babiš</text:p>
          </table:table-cell>
          <table:table-cell office:value-type="float" office:value="229" calcext:value-type="float">
            <text:p>229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157575757575757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huslav Sobotka</text:p>
          </table:table-cell>
          <table:table-cell office:value-type="float" office:value="426" calcext:value-type="float">
            <text:p>42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797101449275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huslav Svoboda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6666666666666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el Herman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 Rath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ta Charanzová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ška Wagnerová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tišek Bubl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ena Langšádlová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555555555555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van Bartoš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2040816326530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 Bartošek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70370370370370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 Fische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51612903225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 Kubic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 Mládek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756097560975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 Zahradil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918032786885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a Bobošíková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7931034482758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a Černochová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omír Drábek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46067415730337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oslav Faltýnek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63736263736263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oslav Kuber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9189189189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oným Tejc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03448275862068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ří Běhoune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ří Dienstbier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67796610169491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ří Dolejš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8235294117647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ří Paroubek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11111111111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ří Pospíšil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ří Rusnok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6557377049180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ří Zimol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5185185185185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ří Čunek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1111111111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el Schwarzenberg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445859872611464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la Šlechtová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647058823529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rolína Peak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259259259259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eřina Konečná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07547169811320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eřina Valachová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6363636363636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oš Heger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8219178082191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bomír Fran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6666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bomír Zaorálek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07344632768361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dmila Müllerová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děk Niedermay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2631578947368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n Jurečka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238095238095238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a Semelová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3333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 Komárek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333333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 Konvičk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3157894736842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 Kub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4285714285714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 Pecina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39215686274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 Půta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923076923076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 Schulz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7647058823529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 Stropnický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561797752808988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ěj Stropnický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11111111111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ela Marksová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33333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l Hašek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07142857142857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an Chovanec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an Štěch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0606060606060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oslav Ransdorf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8205128205128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oš Zeman</text:p>
          </table:table-cell>
          <table:table-cell office:value-type="float" office:value="233" calcext:value-type="float">
            <text:p>233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209245742092457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oslav Kalousek</text:p>
          </table:table-cell>
          <table:table-cell office:value-type="float" office:value="253" calcext:value-type="float">
            <text:p>253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147058823529411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oslav Novák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88888888888888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oslava Němcová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89743589743589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gel Farag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3478260869565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dřich Vlasák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777777777777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dřej Liška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76923076923076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el Blažek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0.117647058823529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el Bělobrádek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6306306306306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el Dobeš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555555555555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el Kováčik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777777777777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el Teličk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 Bendl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73170731707317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 Fiala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7821229050279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 Gazdík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2631578947368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 Mach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5593220338983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 Nečas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04651162790697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řemysl Sobotka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19047619047619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ek John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93023255813953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ert Fic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6666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ert Pelikán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232558139534883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ňa Marková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islav Mackoví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7647058823529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islav Polčák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5714285714285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atopluk Němeček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909090909090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io Okamura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6271186440677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áš Hudeček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3913043478260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áňa Fischerová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16666666666666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ladimir Puti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241379310344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ladimír Dlouhý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ladimír Franz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jtěch Filip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19354838709677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ratislav Mynář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33333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áclav Moravec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ít Bárta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2641509433962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byněk Stanjura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3529411764705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deněk Škromach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3846153846153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deněk Žák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uzana Roithová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821917808219178</text:p>
          </table:table-cell>
          <table:table-cell table:number-columns-repeated="1018"/>
        </table:table-row>
      </table:table>
      <table:table table:name="Graf" table:style-name="ta1">
        <table:shapes>
          <draw:frame draw:z-index="0" draw:style-name="gr1" draw:text-style-name="P1" svg:width="638.51mm" svg:height="283.67mm" svg:x="113.99mm" svg:y="1.06mm">
            <loext:p draw:notify-on-update-of-ranges="'Statistiky pro 15 a více výroků'.A1:'Statistiky pro 15 a více výroků'.A1 'Statistiky pro 15 a více výroků'.A2:'Statistiky pro 15 a více výroků'.A95 'Statistiky pro 15 a více výroků'.B1:'Statistiky pro 15 a více výroků'.B1 'Statistiky pro 15 a více výroků'.B2:'Statistiky pro 15 a více výroků'.B95 'Statistiky pro 15 a více výroků'.C1:'Statistiky pro 15 a více výroků'.C1 'Statistiky pro 15 a více výroků'.C2:'Statistiky pro 15 a více výroků'.C95 'Statistiky pro 15 a více výroků'.D1:'Statistiky pro 15 a více výroků'.D1 'Statistiky pro 15 a více výroků'.D2:'Statistiky pro 15 a více výroků'.D95 'Statistiky pro 15 a více výroků'.E1:'Statistiky pro 15 a více výroků'.E1 'Statistiky pro 15 a více výroků'.E2:'Statistiky pro 15 a více výroků'.E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percentage-style style:name="N107">
      <number:number number:decimal-places="0" loext:min-decimal-places="0" number:min-integer-digits="3">
        <number:embedded-text number:position="2">.</number:embedded-text>
      </number:number>
      <number:text> %</number:text>
    </number:percentage-style>
    <number:percentage-style style:name="N108">
      <number:number number:decimal-places="0" loext:min-decimal-places="0" number:min-integer-digits="5">
        <number:embedded-text number:position="4">.</number:embedded-text>
      </number:number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7T22:49:37.649662704</dc:date>
    <meta:editing-duration>PT1M44S</meta:editing-duration>
    <meta:editing-cycles>2</meta:editing-cycles>
    <meta:generator>LibreOffice/5.2.7.2$Linux_X86_64 LibreOffice_project/20m0$Build-2</meta:generator>
    <meta:document-statistic meta:table-count="2" meta:cell-count="5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cs" number:country="CZ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3.852cm" svg:height="28.368cm" xlink:href=".." xlink:type="simple" chart:class="chart:bar" chart:style-name="ch1">
        <chart:title svg:x="27.358cm" svg:y="0.703cm" chart:style-name="ch2">
          <text:p>Rozdělení výroků podle statistik Demagog.cz</text:p>
        </chart:title>
        <chart:subtitle svg:x="28.403cm" svg:y="2.075cm" chart:style-name="ch3">
          <text:p>pouze pro sledované s 15 a více výroky</text:p>
        </chart:subtitle>
        <chart:legend chart:legend-position="end" svg:x="61.192cm" svg:y="13.138cm" style:legend-expansion="high" chart:style-name="ch4"/>
        <chart:plot-area chart:style-name="ch5" table:cell-range-address="'Statistiky pro 15 a více výroků'.A1:'Statistiky pro 15 a více výroků'.E95" chart:data-source-has-labels="both" svg:x="2.288cm" svg:y="3.351cm" svg:width="57.627cm" svg:height="24.45cm">
          <chartooo:coordinate-region svg:x="4.228cm" svg:y="3.351cm" svg:width="55.687cm" svg:height="21.42cm"/>
          <chart:axis chart:dimension="x" chart:name="primary-x" chart:style-name="ch6" chartooo:axis-type="auto">
            <chartooo:date-scale/>
            <chart:categories table:cell-range-address="'Statistiky pro 15 a více výroků'.A2:'Statistiky pro 15 a více výroků'.A95"/>
          </chart:axis>
          <chart:axis chart:dimension="y" chart:name="primary-y" chart:style-name="ch7">
            <chart:title svg:x="0.451cm" svg:y="16.824cm" chart:style-name="ch8">
              <text:p>rozdělení výroků</text:p>
            </chart:title>
            <chart:grid chart:style-name="ch9" chart:class="major"/>
          </chart:axis>
          <chart:series chart:style-name="ch10" chart:values-cell-range-address="'Statistiky pro 15 a více výroků'.B2:'Statistiky pro 15 a více výroků'.B95" chart:label-cell-address="'Statistiky pro 15 a více výroků'.B1:'Statistiky pro 15 a více výroků'.B1" chart:class="chart:bar">
            <chart:data-point chart:repeated="94"/>
          </chart:series>
          <chart:series chart:style-name="ch11" chart:values-cell-range-address="'Statistiky pro 15 a více výroků'.C2:'Statistiky pro 15 a více výroků'.C95" chart:label-cell-address="'Statistiky pro 15 a více výroků'.C1:'Statistiky pro 15 a více výroků'.C1" chart:class="chart:bar">
            <chart:data-point chart:repeated="94"/>
          </chart:series>
          <chart:series chart:style-name="ch12" chart:values-cell-range-address="'Statistiky pro 15 a více výroků'.D2:'Statistiky pro 15 a více výroků'.D95" chart:label-cell-address="'Statistiky pro 15 a více výroků'.D1:'Statistiky pro 15 a více výroků'.D1" chart:class="chart:bar">
            <chart:data-point chart:repeated="94"/>
          </chart:series>
          <chart:series chart:style-name="ch13" chart:values-cell-range-address="'Statistiky pro 15 a více výroků'.E2:'Statistiky pro 15 a více výroků'.E95" chart:label-cell-address="'Statistiky pro 15 a více výroků'.E1:'Statistiky pro 15 a více výroků'.E1" chart:class="chart:bar">
            <chart:data-point chart:repeated="9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vda</text:p>
                <draw:g>
                  <svg:desc>'Statistiky pro 15 a více výroků'.B1:'Statistiky pro 15 a více výroků'.B1</svg:desc>
                </draw:g>
              </table:table-cell>
              <table:table-cell office:value-type="string">
                <text:p>Nepravda</text:p>
                <draw:g>
                  <svg:desc>'Statistiky pro 15 a více výroků'.C1:'Statistiky pro 15 a více výroků'.C1</svg:desc>
                </draw:g>
              </table:table-cell>
              <table:table-cell office:value-type="string">
                <text:p>Zavádějící</text:p>
                <draw:g>
                  <svg:desc>'Statistiky pro 15 a více výroků'.D1:'Statistiky pro 15 a více výroků'.D1</svg:desc>
                </draw:g>
              </table:table-cell>
              <table:table-cell office:value-type="string">
                <text:p>Neověřitelné</text:p>
                <draw:g>
                  <svg:desc>'Statistiky pro 15 a více výroků'.E1:'Statistiky pro 15 a více výroků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xandra Udženija</text:p>
                <draw:g>
                  <svg:desc>'Statistiky pro 15 a více výroků'.A2:'Statistiky pro 15 a více výroků'.A95</svg:desc>
                </draw:g>
              </table:table-cell>
              <table:table-cell office:value-type="float" office:value="17">
                <text:p>17</text:p>
                <draw:g>
                  <svg:desc>'Statistiky pro 15 a více výroků'.B2:'Statistiky pro 15 a více výroků'.B95</svg:desc>
                </draw:g>
              </table:table-cell>
              <table:table-cell office:value-type="float" office:value="6">
                <text:p>6</text:p>
                <draw:g>
                  <svg:desc>'Statistiky pro 15 a více výroků'.C2:'Statistiky pro 15 a více výroků'.C95</svg:desc>
                </draw:g>
              </table:table-cell>
              <table:table-cell office:value-type="float" office:value="6">
                <text:p>6</text:p>
                <draw:g>
                  <svg:desc>'Statistiky pro 15 a více výroků'.D2:'Statistiky pro 15 a více výroků'.D95</svg:desc>
                </draw:g>
              </table:table-cell>
              <table:table-cell office:value-type="float" office:value="3">
                <text:p>3</text:p>
                <draw:g>
                  <svg:desc>'Statistiky pro 15 a více výroků'.E2:'Statistiky pro 15 a více výroků'.E95</svg:desc>
                </draw:g>
              </table:table-cell>
            </table:table-row>
            <table:table-row>
              <table:table-cell office:value-type="string">
                <text:p>Andrej Babiš</text:p>
              </table:table-cell>
              <table:table-cell office:value-type="float" office:value="229">
                <text:p>229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Bohuslav Sobotka</text:p>
              </table:table-cell>
              <table:table-cell office:value-type="float" office:value="426">
                <text:p>426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ohuslav Svoboda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aniel Herm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vid Rath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ita Charanzová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liška Wagnerová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antišek Bublan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elena Langšádlová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van Bartoš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n Bartošek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n Fischer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n Kubice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Jan Mládek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n Zahradil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na Bobošíková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ana Černochová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romír Drábek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Jaroslav Faltýnek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aroslav Kubera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eroným Tejc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iří Běhounek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iří Dienstbier</text:p>
              </table:table-cell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iří Dolejš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iří Paroubek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iří Pospíšil</text:p>
              </table:table-cell>
              <table:table-cell office:value-type="float" office:value="74">
                <text:p>7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iří Rusnok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iří Zimola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iří Čunek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rel Schwarzenberg</text:p>
              </table:table-cell>
              <table:table-cell office:value-type="float" office:value="125">
                <text:p>12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Karla Šlechtová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arolína Peake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ateřina Konečná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ateřina Valachová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eoš Heger</text:p>
              </table:table-cell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ubomír Franc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ubomír Zaorálek</text:p>
              </table:table-cell>
              <table:table-cell office:value-type="float" office:value="118">
                <text:p>11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udmila Müllerová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uděk Niedermayer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ian Jurečka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arta Semelová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tin Komárek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tin Konvička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tin Kuba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rtin Pecina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rtin Půta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tin Schulz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rtin Stropnický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atěj Stropnický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chaela Marksová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ichal Hašek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ilan Chovanec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ilan Štěch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iloslav Ransdorf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iloš Zeman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Miroslav Kalousek</text:p>
              </table:table-cell>
              <table:table-cell office:value-type="float" office:value="253">
                <text:p>253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Miroslav Novák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iroslava Němcová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gel Farage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ldřich Vlasák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ndřej Liška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vel Blažek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vel Bělobrádek</text:p>
              </table:table-cell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avel Dobeš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avel Kováčik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avel Telička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etr Bendl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etr Fiala</text:p>
              </table:table-cell>
              <table:table-cell office:value-type="float" office:value="126">
                <text:p>12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etr Gazdík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etr Mach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etr Nečas</text:p>
              </table:table-cell>
              <table:table-cell office:value-type="float" office:value="121">
                <text:p>12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řemysl Sobotka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adek John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bert Fico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bert Pelikán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oňa Marková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anislav Mackovík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anislav Polčák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vatopluk Němeček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mio Okamura</text:p>
              </table:table-cell>
              <table:table-cell office:value-type="float" office:value="102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Tomáš Hudeček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áňa Fischerová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ladimir Putin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Vladimír Dlouhý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ladimír Franz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ojtěch Filip</text:p>
              </table:table-cell>
              <table:table-cell office:value-type="float" office:value="80">
                <text:p>80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Vratislav Mynář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áclav Moravec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ít Bárta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Zbyněk Stanjura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deněk Škromach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Zdeněk Žák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Zuzana Roithová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